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d795c" officeooo:paragraph-rsid="001d795c"/>
    </style:style>
    <style:style style:name="P4" style:family="paragraph" style:parent-style-name="Heading_20_3">
      <style:text-properties officeooo:rsid="001aab45" officeooo:paragraph-rsid="001aab45"/>
    </style:style>
    <style:style style:name="P5" style:family="paragraph" style:parent-style-name="Text_20_body">
      <style:text-properties officeooo:rsid="001d795c" officeooo:paragraph-rsid="001d795c"/>
    </style:style>
    <style:style style:name="P6" style:family="paragraph" style:parent-style-name="Text_20_body" style:list-style-name="L1">
      <style:text-properties officeooo:rsid="001d795c" officeooo:paragraph-rsid="001d795c"/>
    </style:style>
    <style:style style:name="P7" style:family="paragraph" style:parent-style-name="Text_20_body">
      <style:text-properties officeooo:paragraph-rsid="001aab45"/>
    </style:style>
    <style:style style:name="P8" style:family="paragraph" style:parent-style-name="Text_20_body" style:list-style-name="L1">
      <style:text-properties officeooo:rsid="001f2799" officeooo:paragraph-rsid="001f2799"/>
    </style:style>
    <style:style style:name="P9" style:family="paragraph" style:parent-style-name="Text_20_body">
      <style:text-properties officeooo:rsid="001f2799" officeooo:paragraph-rsid="001f2799"/>
    </style:style>
    <style:style style:name="P10" style:family="paragraph" style:parent-style-name="Text_20_body">
      <style:text-properties officeooo:rsid="0022966b" officeooo:paragraph-rsid="0022966b"/>
    </style:style>
    <style:style style:name="T1" style:family="text">
      <style:text-properties officeooo:rsid="0022e5b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5">Blocks - </text:p>
      <text:p text:style-name="P5">parallel blocks - <text:s/></text:p>
      <text:p text:style-name="P5">parallel threads - <text:s/></text:p>
      <text:p text:style-name="P2"/>
      <text:p text:style-name="P2"/>
      <text:p text:style-name="P2"/>
      <text:p text:style-name="P2"/>
      <text:h text:style-name="P4" text:outline-level="3">Notes:</text:h>
      <text:p text:style-name="P2"/>
      <text:p text:style-name="P5">How Blocks and Threads work </text:p>
      <text:list xml:id="list1168089991" text:style-name="L1">
        <text:list-item>
          <text:p text:style-name="P6">Blocks are a memory thing</text:p>
        </text:list-item>
        <text:list-item>
          <text:p text:style-name="P6">Threads are a processor thing</text:p>
        </text:list-item>
        <text:list-item>
          <text:p text:style-name="P6">Also keep in mind that GPUs have multiple cores and each core has its own cache</text:p>
        </text:list-item>
        <text:list-item>
          <text:p text:style-name="P6">“M threads/block” means on each block of memory, there are M threads doing work on it</text:p>
          <text:list>
            <text:list-item>
              <text:p text:style-name="P6">in the context of the example; “M threads/block” is:</text:p>
              <text:list>
                <text:list-item>
                  <text:p text:style-name="P6">let each vector be broken up into N blocks; let this be a vector addition program</text:p>
                </text:list-item>
                <text:list-item>
                  <text:p text:style-name="P6">Each block has M threads doing addition between the elements in that vector’s block and the elements in another vector’s block of the same ID</text:p>
                </text:list-item>
              </text:list>
            </text:list-item>
          </text:list>
        </text:list-item>
        <text:list-item>
          <text:p text:style-name="P8">to get the index of an element: int index = threadIdx.x blockIdx.x * M</text:p>
        </text:list-item>
      </text:list>
      <text:p text:style-name="P9"/>
      <text:p text:style-name="P9"/>
      <text:p text:style-name="P10">Reread Lecture 7 for the <text:span text:style-name="T1">S</text:span>tencil bullsh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d795c" officeooo:paragraph-rsid="001d795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1-10T13:40:44.252939103" text:fixed="true">11/10/21</text:date></text:p>
        <text:p text:style-name="MP2">CS 164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3:40:44.699186618</meta:creation-date>
    <dc:title>Class Notes</dc:title>
    <meta:editing-duration>PT29M54S</meta:editing-duration>
    <meta:editing-cycles>5</meta:editing-cycles>
    <meta:generator>LibreOffice/7.2.2.2$Linux_X86_64 LibreOffice_project/20$Build-2</meta:generator>
    <dc:date>2021-11-10T14:11:53.480867421</dc:date>
    <meta:document-statistic meta:table-count="0" meta:image-count="0" meta:object-count="0" meta:page-count="1" meta:paragraph-count="18" meta:word-count="141" meta:character-count="727" meta:non-whitespace-character-count="605"/>
    <meta:template xlink:type="simple" xlink:actuate="onRequest" xlink:title="Class Notes" xlink:href="../../../../../../Templates/Class%20Notes.ott" meta:date="2021-11-10T13:40:44.252916026"/>
  </office:meta>
</office:document-meta>
</file>